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shapes>
          <draw:frame draw:z-index="0" draw:style-name="gr1" draw:text-style-name="P1" svg:width="824.31pt" svg:height="417.15pt" svg:x="148.17pt" svg:y="11.28pt">
            <draw:object draw:notify-on-update-of-ranges="Progression.A2:Progression.A21 Progression.B2:Progression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number-columns-repeated="102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CR</text:p>
          </table:table-cell>
          <table:table-cell table:style-name="ce3" office:value-type="string" calcext:value-type="string">
            <text:p>Linear power rating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2^(([.A2]-1)/2)" office:value-type="float" office:value="1" calcext:value-type="float">
            <text:p>1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2^(([.A3]-1)/2)" office:value-type="float" office:value="1.414213562373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3" table:formula="of:=2^(([.A4]-1)/2)" office:value-type="float" office:value="2" calcext:value-type="float">
            <text:p>2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2^(([.A5]-1)/2)" office:value-type="float" office:value="2.82842712474619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3" table:formula="of:=2^(([.A6]-1)/2)" office:value-type="float" office:value="4" calcext:value-type="float">
            <text:p>4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2^(([.A7]-1)/2)" office:value-type="float" office:value="5.65685424949238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3" table:formula="of:=2^(([.A8]-1)/2)" office:value-type="float" office:value="8" calcext:value-type="float">
            <text:p>8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2^(([.A9]-1)/2)" office:value-type="float" office:value="11.3137084989848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3" table:formula="of:=2^(([.A10]-1)/2)" office:value-type="float" office:value="16" calcext:value-type="float">
            <text:p>16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2^(([.A11]-1)/2)" office:value-type="float" office:value="22.6274169979695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3" table:formula="of:=2^(([.A12]-1)/2)" office:value-type="float" office:value="32" calcext:value-type="float">
            <text:p>32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2^(([.A13]-1)/2)" office:value-type="float" office:value="45.254833995939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3" table:formula="of:=2^(([.A14]-1)/2)" office:value-type="float" office:value="64" calcext:value-type="float">
            <text:p>64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2^(([.A15]-1)/2)" office:value-type="float" office:value="90.509667991878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3" table:formula="of:=2^(([.A16]-1)/2)" office:value-type="float" office:value="128" calcext:value-type="float">
            <text:p>128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2^(([.A17]-1)/2)" office:value-type="float" office:value="181.019335983756" calcext:value-type="float">
            <text:p>181</text:p>
          </table:table-cell>
          <table:table-cell table:number-columns-repeated="1022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3" table:formula="of:=2^(([.A18]-1)/2)" office:value-type="float" office:value="256" calcext:value-type="float">
            <text:p>256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2^(([.A19]-1)/2)" office:value-type="float" office:value="362.038671967512" calcext:value-type="float">
            <text:p>362</text:p>
          </table:table-cell>
          <table:table-cell table:number-columns-repeated="1022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3" table:formula="of:=2^(([.A20]-1)/2)" office:value-type="float" office:value="512" calcext:value-type="float">
            <text:p>512</text:p>
          </table:table-cell>
          <table:table-cell table:style-name="ce1" table:number-columns-repeated="1021"/>
          <table:table-cell table:style-name="ce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2^(([.A21]-1)/2)" office:value-type="float" office:value="724.077343935025" calcext:value-type="float">
            <text:p>724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3:05:08.501584668</meta:creation-date>
    <dc:date>2019-06-09T23:41:54.718746219</dc:date>
    <meta:editing-duration>PT4M12S</meta:editing-duration>
    <meta:editing-cycles>3</meta:editing-cycles>
    <meta:generator>LibreOffice/6.1.5.2$Linux_X86_64 LibreOffice_project/10$Build-2</meta:generator>
    <meta:document-statistic meta:table-count="1" meta:cell-count="4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2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display-label="true" chart:logarithmic="false" chart:minimum="0" chart:maximum="7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081cm" svg:height="14.717cm" xlink:href=".." xlink:type="simple" chart:class="chart:scatter" chart:style-name="ch1">
        <chart:plot-area chart:style-name="ch2" table:cell-range-address="Progression.A2:Progression.B21" svg:x="0.581cm" svg:y="0.294cm" svg:width="27.919cm" svg:height="14.129cm">
          <chartooo:coordinate-region svg:x="1.388cm" svg:y="0.494cm" svg:width="26.926cm" svg:height="13.282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ogression.B2:Progression.B21" chart:class="chart:scatter">
            <chart:domain table:cell-range-address="Progression.A2:Progression.A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gression.A2:Progression.A21</svg:desc>
                </draw:g>
              </table:table-cell>
              <table:table-cell office:value-type="float" office:value="1">
                <text:p>1</text:p>
                <draw:g>
                  <svg:desc>Progression.B2:Progression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3137084989848">
                <text:p>11.3137084989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.6274169979695">
                <text:p>22.6274169979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5.254833995939">
                <text:p>45.254833995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0.5096679918781">
                <text:p>90.5096679918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1.019335983756">
                <text:p>181.019335983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62.038671967512">
                <text:p>362.038671967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24.077343935025">
                <text:p>724.077343935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